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Gris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Negro 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<text:s/>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/ Blanco/ Marrón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/ Blanco/ Azul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Blanco/ Verde/ Azul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icoteando en el suelo/ 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<text:s/>Blanco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Blanco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Negro/ Blanco/ Azul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pareja/ En un bando o grupo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Negro/ Blanco/ Azul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Blanco/ Negr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Carricerín Cej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aranja/ Gris/ Negro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Caz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olirrojo Tiz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Gris/ Naranja/ Blanco</text:p>
          </table:table-cell>
          <table:table-cell table:number-columns-repeated="4" table:style-name="ce15" office:value-type="string" calcext:value-type="string">
            <text:p>Colirrojo Tizón Mach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Negro/ 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Marrón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aranja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/ Marrón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egr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rema/ Negro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Naranja/ Verde/ Blanco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Verde/ Negro/ Amarill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/ Caminando</text:p>
          </table:table-cell>
          <table:table-cell office:value-type="string" calcext:value-type="string">
            <text:p>Humedales/ Cultivo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/ Negr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/ Negro/ Blanco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/ Crema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/ Negro/ Blanc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/ Marrón/ Gri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Verde/ Gris/ Negro/ Blanco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/ Negro/ Blanc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/ Gris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Verde/ Amarillo/ Blanc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/ Gris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/ Rosa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/ Gris/ Blanc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/ Marrón/ Naranja/ Blanco/ Negr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sa/ Blanco/ Azul/ Negro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/ Amarillo/ Rojo/ Gris/ Negr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/ Blanco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/ Blanco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/ Blanco/ Negro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/ Marrón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/ Amarillo</text:p>
          </table:table-cell>
          <table:table-cell table:number-columns-repeated="4" office:value-type="string" calcext:value-type="string">
            <text:p>Zar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53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8">00/00/0000</text:date>, <text:time style:data-style-name="N2" text:time-value="20:32:20.37027049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3-06-18T20:35:09.223609946</dc:date>
    <meta:editing-duration>P1DT21H4M38S</meta:editing-duration>
    <meta:editing-cycles>385</meta:editing-cycles>
    <meta:generator>LibreOffice/6.4.7.2$Linux_X86_64 LibreOffice_project/40$Build-2</meta:generator>
    <meta:document-statistic meta:table-count="1" meta:cell-count="1708" meta:object-count="0"/>
  </office:meta>
</office:document-meta>
</file>